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2" style:family="paragraph" style:parent-style-name="Heading_20_2">
      <style:paragraph-properties fo:line-height="110%"/>
      <style:text-properties style:font-name="inherit" fo:font-size="21.75pt" fo:font-weight="bold"/>
    </style:style>
    <style:style style:name="P3" style:family="paragraph" style:parent-style-name="Heading_20_3">
      <style:paragraph-properties fo:line-height="110%"/>
      <style:text-properties style:font-name="inherit" fo:font-size="18pt" fo:font-weight="bold"/>
    </style:style>
    <style:style style:name="P4" style:family="paragraph" style:parent-style-name="Preformatted_20_Text">
      <style:paragraph-properties fo:line-height="143%"/>
    </style:style>
    <style:style style:name="P5" style:family="paragraph" style:parent-style-name="Preformatted_20_Text">
      <style:paragraph-properties fo:margin-top="0in" fo:margin-bottom="0.1965in" style:contextual-spacing="false" fo:line-height="143%"/>
    </style:style>
    <style:style style:name="P6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8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9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24pt" fo:letter-spacing="-0.0102in" fo:font-weight="normal" style:font-size-asian="24pt" style:font-size-complex="24pt"/>
    </style:style>
    <style:style style:name="P10" style:family="paragraph" style:parent-style-name="Heading_20_2">
      <style:paragraph-properties fo:line-height="110%"/>
      <style:text-properties style:font-name="inherit" fo:font-size="21.75pt" fo:font-weight="bold"/>
    </style:style>
    <style:style style:name="P11" style:family="paragraph" style:parent-style-name="Heading_20_2">
      <style:paragraph-properties fo:line-height="110%"/>
    </style:style>
    <style:style style:name="P12" style:family="paragraph" style:parent-style-name="Heading_20_3">
      <style:paragraph-properties fo:line-height="110%"/>
      <style:text-properties style:font-name="inherit" fo:font-size="18pt" fo:font-weight="bold"/>
    </style:style>
    <style:style style:name="P13" style:family="paragraph" style:parent-style-name="Text_20_body" style:list-style-name="L1">
      <style:paragraph-properties fo:margin-left="0in" fo:margin-right="0in" fo:margin-top="0.4898in" fo:margin-bottom="0.1043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top="0in" fo:margin-bottom="0.1043in" style:contextual-spacing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6" style:family="paragraph" style:parent-style-name="Text_20_body" style:list-style-name="L3">
      <style:paragraph-properties fo:margin-top="0in" fo:margin-bottom="0.1043in" style:contextual-spacing="false"/>
    </style:style>
    <style:style style:name="P17" style:family="paragraph" style:parent-style-name="Text_20_body">
      <style:paragraph-properties fo:text-align="center" style:justify-single-word="fals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4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color="#267438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6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7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8" style:family="text">
      <style:text-properties fo:color="#ffffff" loext:opacity="100%" fo:font-size="13.5pt" fo:font-weight="bold" fo:background-color="#323232" loext:char-shading-value="0" loext:padding="0in" loext:border="none"/>
    </style:style>
    <style:style style:name="T9" style:family="text">
      <style:text-properties style:font-name="inherit" fo:font-size="21.75pt" fo:font-weight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/>
    </style:style>
    <style:style style:name="T12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3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4" style:family="text">
      <style:text-properties fo:color="#63b175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5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6" style:family="text">
      <style:text-properties fo:color="#888888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7" style:family="text">
      <style:text-properties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What’s New in Java 15</text:h>
      <text:p text:style-name="P1">Last modified: January 18, 2021</text:p>
      <text:p text:style-name="P6"><text:span text:style-name="T1">by </text:span><text:a xlink:type="simple" xlink:href="https://www.baeldung.com/author/michael-pratt/" text:style-name="Internet_20_link" text:visited-style-name="Visited_20_Internet_20_Link"><text:span text:style-name="T4">Michael Pratt</text:span></text:a></text:p>
      <text:list xml:id="list312699325" text:style-name="L1">
        <text:list-item>
          <text:p text:style-name="P13"><text:a xlink:type="simple" xlink:href="https://www.baeldung.com/category/java/" text:style-name="Internet_20_link" text:visited-style-name="Visited_20_Internet_20_Link"><text:span text:style-name="T6">Java</text:span></text:a><text:bookmark text:name="java-popup-trigger"/><text:span text:style-name="T8">+</text:span></text:p>
        </text:list-item>
      </text:list>
      <text:list xml:id="list1965032102" text:style-name="L2">
        <text:list-item>
          <text:p text:style-name="P14"><text:a xlink:type="simple" xlink:href="https://www.baeldung.com/tag/java-15/" text:style-name="Internet_20_link" text:visited-style-name="Visited_20_Internet_20_Link"><text:span text:style-name="T7">Java 15</text:span></text:a></text:p>
        </text:list-item>
      </text:list>
      <text:h text:style-name="P2" text:outline-level="2">1. Introduction</text:h>
      <text:section text:style-name="Sect1" text:name="introduction">
        <text:p text:style-name="Text_20_body"/>
      </text:section>
      <text:p text:style-name="P7">Java 15 reached general availability in September 2020 and is the next short-term release for the JDK platform. It builds on several features from earlier releases and also provides some new enhancements.</text:p>
      <text:p text:style-name="P8"><text:span text:style-name="Strong_20_Emphasis"><text:span text:style-name="T11">In this post, we'll look at some of the new features of Java 15</text:span></text:span><text:span text:style-name="T10">, as well as other changes that are of interest to Java developers.</text:span></text:p>
      <text:h text:style-name="P2" text:outline-level="2">2. Records (JEP 384)</text:h>
      <text:section text:style-name="Sect1" text:name="records-jep-384">
        <text:p text:style-name="Text_20_body"/>
      </text:section>
      <text:p text:style-name="P8"><text:span text:style-name="Strong_20_Emphasis"><text:span text:style-name="T11">The </text:span></text:span><text:span text:style-name="Strong_20_Emphasis"><text:span text:style-name="Emphasis"><text:span text:style-name="T11">record</text:span></text:span></text:span><text:span text:style-name="Strong_20_Emphasis"><text:span text:style-name="T11"> is a new type of class in Java that makes it easy to create immutable data objects.</text:span></text:span></text:p>
      <text:p text:style-name="P8"><text:a xlink:type="simple" xlink:href="https://www.baeldung.com/java-record-keyword" text:style-name="Internet_20_link" text:visited-style-name="Visited_20_Internet_20_Link"><text:span text:style-name="T2">Originally introduced</text:span></text:a><text:span text:style-name="T10"> in Java 14 as an early preview, Java 15 aims to </text:span><text:a xlink:type="simple" xlink:href="https://openjdk.java.net/jeps/384" text:style-name="Internet_20_link" text:visited-style-name="Visited_20_Internet_20_Link"><text:span text:style-name="T2">refine a few aspects</text:span></text:a><text:span text:style-name="T10"> before becoming an official product feature.</text:span></text:p>
      <text:p text:style-name="P8"><text:span text:style-name="T10">Let's look at an example using current Java and how it could change with records</text:span><text:span text:style-name="Emphasis"><text:span text:style-name="T10">.</text:span></text:span></text:p>
      <text:h text:style-name="P3" text:outline-level="3">2.1. Without Records</text:h>
      <text:section text:style-name="Sect1" text:name="1-without-records">
        <text:p text:style-name="Text_20_body"/>
      </text:section>
      <text:p text:style-name="P7">Prior to records, we would create an immutable data transfer object (DTO) as:</text:p>
      <text:p text:style-name="P4"><text:span text:style-name="Source_20_Text"><text:span text:style-name="T14">public</text:span></text:span><text:span text:style-name="Source_20_Text"><text:span text:style-name="T12"> </text:span></text:span><text:span text:style-name="Source_20_Text"><text:span text:style-name="T14">class</text:span></text:span><text:span text:style-name="Source_20_Text"><text:span text:style-name="T12"> </text:span></text:span><text:span text:style-name="Source_20_Text"><text:span text:style-name="T5">Person</text:span></text:span><text:span text:style-name="Source_20_Text"><text:span text:style-name="T12"> {</text:span></text:span></text:p>
      <text:p text:style-name="P4"><text:soft-page-break/><text:span text:style-name="Source_20_Text"><text:span text:style-name="T13"><text:s text:c="4"/></text:span></text:span><text:span text:style-name="Source_20_Text"><text:span text:style-name="T14">private</text:span></text:span><text:span text:style-name="Source_20_Text"><text:span text:style-name="T12"> </text:span></text:span><text:span text:style-name="Source_20_Text"><text:span text:style-name="T14">final</text:span></text:span><text:span text:style-name="Source_20_Text"><text:span text:style-name="T12"> String name;</text:span></text:span></text:p>
      <text:p text:style-name="P4"><text:span text:style-name="Source_20_Text"><text:span text:style-name="T13"><text:s text:c="4"/></text:span></text:span><text:span text:style-name="Source_20_Text"><text:span text:style-name="T14">private</text:span></text:span><text:span text:style-name="Source_20_Text"><text:span text:style-name="T12"> </text:span></text:span><text:span text:style-name="Source_20_Text"><text:span text:style-name="T14">final</text:span></text:span><text:span text:style-name="Source_20_Text"><text:span text:style-name="T12"> </text:span></text:span><text:span text:style-name="Source_20_Text"><text:span text:style-name="T14">int</text:span></text:span><text:span text:style-name="Source_20_Text"><text:span text:style-name="T12"> age;</text:span></text:span></text:p>
      <text:p text:style-name="P4"/>
      <text:p text:style-name="P4"><text:span text:style-name="Source_20_Text"><text:span text:style-name="T13"><text:s text:c="4"/></text:span></text:span><text:span text:style-name="Source_20_Text"><text:span text:style-name="T14">public</text:span></text:span><text:span text:style-name="Source_20_Text"><text:span text:style-name="T12"> </text:span></text:span><text:span text:style-name="Source_20_Text"><text:span text:style-name="T5">Person</text:span></text:span><text:span text:style-name="Source_20_Text"><text:span text:style-name="T12">(String name, </text:span></text:span><text:span text:style-name="Source_20_Text"><text:span text:style-name="T14">int</text:span></text:span><text:span text:style-name="Source_20_Text"><text:span text:style-name="T12"> age) {</text:span></text:span></text:p>
      <text:p text:style-name="P4"><text:span text:style-name="Source_20_Text"><text:span text:style-name="T13"><text:s text:c="8"/></text:span></text:span><text:span text:style-name="Source_20_Text"><text:span text:style-name="T14">this</text:span></text:span><text:span text:style-name="Source_20_Text"><text:span text:style-name="T12">.name = name;</text:span></text:span></text:p>
      <text:p text:style-name="P4"><text:span text:style-name="Source_20_Text"><text:span text:style-name="T13"><text:s text:c="8"/></text:span></text:span><text:span text:style-name="Source_20_Text"><text:span text:style-name="T14">this</text:span></text:span><text:span text:style-name="Source_20_Text"><text:span text:style-name="T12">.age = age;</text:span></text:span></text:p>
      <text:p text:style-name="P4"><text:span text:style-name="Source_20_Text"><text:span text:style-name="T13"><text:s text:c="4"/></text:span></text:span><text:span text:style-name="Source_20_Text"><text:span text:style-name="T12">}</text:span></text:span></text:p>
      <text:p text:style-name="P4"/>
      <text:p text:style-name="P4"><text:span text:style-name="Source_20_Text"><text:span text:style-name="T13"><text:s text:c="4"/></text:span></text:span><text:span text:style-name="Source_20_Text"><text:span text:style-name="T14">public</text:span></text:span><text:span text:style-name="Source_20_Text"><text:span text:style-name="T12"> String </text:span></text:span><text:span text:style-name="Source_20_Text"><text:span text:style-name="T5">getName</text:span></text:span><text:span text:style-name="Source_20_Text"><text:span text:style-name="T12">() {</text:span></text:span></text:p>
      <text:p text:style-name="P4"><text:span text:style-name="Source_20_Text"><text:span text:style-name="T13"><text:s text:c="8"/></text:span></text:span><text:span text:style-name="Source_20_Text"><text:span text:style-name="T14">return</text:span></text:span><text:span text:style-name="Source_20_Text"><text:span text:style-name="T12"> name;</text:span></text:span></text:p>
      <text:p text:style-name="P4"><text:span text:style-name="Source_20_Text"><text:span text:style-name="T13"><text:s text:c="4"/></text:span></text:span><text:span text:style-name="Source_20_Text"><text:span text:style-name="T12">}</text:span></text:span></text:p>
      <text:p text:style-name="P4"/>
      <text:p text:style-name="P4"><text:span text:style-name="Source_20_Text"><text:span text:style-name="T13"><text:s text:c="4"/></text:span></text:span><text:span text:style-name="Source_20_Text"><text:span text:style-name="T14">public</text:span></text:span><text:span text:style-name="Source_20_Text"><text:span text:style-name="T12"> </text:span></text:span><text:span text:style-name="Source_20_Text"><text:span text:style-name="T14">int</text:span></text:span><text:span text:style-name="Source_20_Text"><text:span text:style-name="T12"> </text:span></text:span><text:span text:style-name="Source_20_Text"><text:span text:style-name="T5">getAge</text:span></text:span><text:span text:style-name="Source_20_Text"><text:span text:style-name="T12">() {</text:span></text:span></text:p>
      <text:p text:style-name="P4"><text:span text:style-name="Source_20_Text"><text:span text:style-name="T13"><text:s text:c="8"/></text:span></text:span><text:span text:style-name="Source_20_Text"><text:span text:style-name="T14">return</text:span></text:span><text:span text:style-name="Source_20_Text"><text:span text:style-name="T12"> age;</text:span></text:span></text:p>
      <text:p text:style-name="P4"><text:span text:style-name="Source_20_Text"><text:span text:style-name="T13"><text:s text:c="4"/></text:span></text:span><text:span text:style-name="Source_20_Text"><text:span text:style-name="T12">}</text:span></text:span></text:p>
      <text:p text:style-name="P5"><text:span text:style-name="Source_20_Text"><text:span text:style-name="T12">}</text:span></text:span></text:p>
      <text:p text:style-name="P8"><text:span text:style-name="T10">Notice that there's a lot of code here to create an immutable object that really just holds the state. All of our fields are explicitly defined using </text:span><text:span text:style-name="Emphasis"><text:span text:style-name="T10">final</text:span></text:span><text:span text:style-name="T10">, we have a single all-arguments constructor, and we have an accessor method for every field. In some cases, we might even declare the class itself as </text:span><text:span text:style-name="Emphasis"><text:span text:style-name="T10">final</text:span></text:span><text:span text:style-name="T10"> to prevent any sub-classing.</text:span></text:p>
      <text:p text:style-name="P8"><text:span text:style-name="T10">In many cases, we would also go a step further and override the </text:span><text:span text:style-name="Emphasis"><text:span text:style-name="T10">toString</text:span></text:span><text:span text:style-name="T10"> method to provide meaningful logging output. We would probably also want to override the </text:span><text:span text:style-name="Emphasis"><text:span text:style-name="T10">equals</text:span></text:span><text:span text:style-name="T10"> and </text:span><text:span text:style-name="Emphasis"><text:span text:style-name="T10">hashCode</text:span></text:span><text:span text:style-name="T10"> methods to avoid unexpected consequences when comparing two instances of these objects.</text:span></text:p>
      <text:h text:style-name="P3" text:outline-level="3">2.2. With Records</text:h>
      <text:section text:style-name="Sect1" text:name="2-with-records">
        <text:p text:style-name="Text_20_body"/>
      </text:section>
      <text:p text:style-name="P8"><text:span text:style-name="T10">Using the new </text:span><text:span text:style-name="Emphasis"><text:span text:style-name="T10">record</text:span></text:span><text:span text:style-name="T10"> class, we can define the same immutable data object in a much more compact way:</text:span></text:p>
      <text:p text:style-name="P4"><text:span text:style-name="Source_20_Text"><text:span text:style-name="T14">public</text:span></text:span><text:span text:style-name="Source_20_Text"><text:span text:style-name="T12"> record </text:span></text:span><text:span text:style-name="Source_20_Text"><text:span text:style-name="T5">Person</text:span></text:span><text:span text:style-name="Source_20_Text"><text:span text:style-name="T12">(String name, </text:span></text:span><text:span text:style-name="Source_20_Text"><text:span text:style-name="T14">int</text:span></text:span><text:span text:style-name="Source_20_Text"><text:span text:style-name="T12"> age) {</text:span></text:span></text:p>
      <text:p text:style-name="P5"><text:span text:style-name="Source_20_Text"><text:span text:style-name="T12">}</text:span></text:span></text:p>
      <text:p text:style-name="P8"><text:span text:style-name="T10">A few things have happened here. First and foremost, </text:span><text:span text:style-name="Strong_20_Emphasis"><text:span text:style-name="T11">the class definition has a new syntax that is specific for </text:span></text:span><text:span text:style-name="Strong_20_Emphasis"><text:span text:style-name="Emphasis"><text:span text:style-name="T11">record</text:span></text:span></text:span><text:span text:style-name="Strong_20_Emphasis"><text:span text:style-name="T11">s</text:span></text:span><text:span text:style-name="T10">. This header is where we provide the details about the fields inside the record.</text:span></text:p>
      <text:p text:style-name="P7">Using this header, the compiler can infer the internal fields. This means we don't need to define specific <text:soft-page-break/>member variables and accessors, as they're provided by default. We also don't have to provide a constructor.</text:p>
      <text:p text:style-name="P8"><text:span text:style-name="T10">Additionally, the compiler provides sensible implementations for the </text:span><text:span text:style-name="Emphasis"><text:span text:style-name="T10">toString</text:span></text:span><text:span text:style-name="T10">, </text:span><text:span text:style-name="Emphasis"><text:span text:style-name="T10">equals</text:span></text:span><text:span text:style-name="T10">, and </text:span><text:span text:style-name="Emphasis"><text:span text:style-name="T10">hashCode</text:span></text:span><text:span text:style-name="T10"> methods.</text:span></text:p>
      <text:p text:style-name="P8"><text:span text:style-name="T10">While </text:span><text:span text:style-name="Emphasis"><text:span text:style-name="T10">record</text:span></text:span><text:span text:style-name="T10">s eliminate a lot of boilerplate code, </text:span><text:span text:style-name="Strong_20_Emphasis"><text:span text:style-name="T11">they do allow us to override some of the default behaviors</text:span></text:span><text:span text:style-name="T10">. For example, we could define a canonical constructor that does some validation:</text:span></text:p>
      <text:p text:style-name="P4"><text:span text:style-name="Source_20_Text"><text:span text:style-name="T14">public</text:span></text:span><text:span text:style-name="Source_20_Text"><text:span text:style-name="T12"> record </text:span></text:span><text:span text:style-name="Source_20_Text"><text:span text:style-name="T5">Person</text:span></text:span><text:span text:style-name="Source_20_Text"><text:span text:style-name="T12">(String name, </text:span></text:span><text:span text:style-name="Source_20_Text"><text:span text:style-name="T14">int</text:span></text:span><text:span text:style-name="Source_20_Text"><text:span text:style-name="T12"> age) {</text:span></text:span></text:p>
      <text:p text:style-name="P4"><text:span text:style-name="Source_20_Text"><text:span text:style-name="T13"><text:s text:c="4"/></text:span></text:span><text:span text:style-name="Source_20_Text"><text:span text:style-name="T14">public</text:span></text:span><text:span text:style-name="Source_20_Text"><text:span text:style-name="T12"> Person {</text:span></text:span></text:p>
      <text:p text:style-name="P4"><text:span text:style-name="Source_20_Text"><text:span text:style-name="T13"><text:s text:c="8"/></text:span></text:span><text:span text:style-name="Source_20_Text"><text:span text:style-name="T14">if</text:span></text:span><text:span text:style-name="Source_20_Text"><text:span text:style-name="T12">(age &lt; </text:span></text:span><text:span text:style-name="Source_20_Text"><text:span text:style-name="T15">0</text:span></text:span><text:span text:style-name="Source_20_Text"><text:span text:style-name="T12">) {</text:span></text:span></text:p>
      <text:p text:style-name="P4"><text:span text:style-name="Source_20_Text"><text:span text:style-name="T13"><text:s text:c="12"/></text:span></text:span><text:span text:style-name="Source_20_Text"><text:span text:style-name="T14">throw</text:span></text:span><text:span text:style-name="Source_20_Text"><text:span text:style-name="T12"> </text:span></text:span><text:span text:style-name="Source_20_Text"><text:span text:style-name="T14">new</text:span></text:span><text:span text:style-name="Source_20_Text"><text:span text:style-name="T12"> IllegalArgumentException(</text:span></text:span><text:span text:style-name="Source_20_Text"><text:span text:style-name="T15">"Age cannot be negative"</text:span></text:span><text:span text:style-name="Source_20_Text"><text:span text:style-name="T12">);</text:span></text:span></text:p>
      <text:p text:style-name="P4"><text:span text:style-name="Source_20_Text"><text:span text:style-name="T13"><text:s text:c="8"/></text:span></text:span><text:span text:style-name="Source_20_Text"><text:span text:style-name="T12">}</text:span></text:span></text:p>
      <text:p text:style-name="P4"><text:span text:style-name="Source_20_Text"><text:span text:style-name="T13"><text:s text:c="4"/></text:span></text:span><text:span text:style-name="Source_20_Text"><text:span text:style-name="T12">}</text:span></text:span></text:p>
      <text:p text:style-name="P5"><text:span text:style-name="Source_20_Text"><text:span text:style-name="T12">}</text:span></text:span></text:p>
      <text:p text:style-name="P8"><text:span text:style-name="T10">It's worth mentioning that </text:span><text:span text:style-name="Emphasis"><text:span text:style-name="T10">record</text:span></text:span><text:span text:style-name="T10">s do have some restrictions. Among other things, they are always </text:span><text:span text:style-name="Emphasis"><text:span text:style-name="T10">final</text:span></text:span><text:span text:style-name="T10">, they cannot be declared </text:span><text:span text:style-name="Emphasis"><text:span text:style-name="T10">abstract</text:span></text:span><text:span text:style-name="T10">, and they can't use </text:span><text:a xlink:type="simple" xlink:href="https://www.baeldung.com/java-native" text:style-name="Internet_20_link" text:visited-style-name="Visited_20_Internet_20_Link"><text:span text:style-name="T2">native methods</text:span></text:a><text:span text:style-name="T10">.</text:span></text:p>
      <text:h text:style-name="P2" text:outline-level="2">3. Sealed Classes (JEP 360)</text:h>
      <text:section text:style-name="Sect1" text:name="sealed-classes-jep-360">
        <text:p text:style-name="Text_20_body"/>
      </text:section>
      <text:p text:style-name="P8"><text:span text:style-name="T10">Currently,</text:span><text:span text:style-name="Strong_20_Emphasis"><text:span text:style-name="T10"> </text:span></text:span><text:span text:style-name="Strong_20_Emphasis"><text:span text:style-name="T11">Java provides no fine-grained control over the inheritance</text:span></text:span><text:span text:style-name="T10">. Access modifiers such as </text:span><text:span text:style-name="Emphasis"><text:span text:style-name="T10">public</text:span></text:span><text:span text:style-name="T10">, </text:span><text:span text:style-name="Emphasis"><text:span text:style-name="T10">protected</text:span></text:span><text:span text:style-name="T10">, </text:span><text:span text:style-name="Emphasis"><text:span text:style-name="T10">private</text:span></text:span><text:span text:style-name="T10">, as well as the default package-private, provide very coarse-grained control.</text:span></text:p>
      <text:p text:style-name="P8"><text:span text:style-name="T10">To that end, the goal of </text:span><text:a xlink:type="simple" xlink:href="https://openjdk.java.net/jeps/360" text:style-name="Internet_20_link" text:visited-style-name="Visited_20_Internet_20_Link"><text:span text:style-name="Emphasis"><text:span text:style-name="T2">sealed</text:span></text:span></text:a><text:a xlink:type="simple" xlink:href="https://openjdk.java.net/jeps/360" text:style-name="Internet_20_link" text:visited-style-name="Visited_20_Internet_20_Link"><text:span text:style-name="T2"> classes</text:span></text:a><text:span text:style-name="T10"> is to allow individual classes to declare which types may be used as sub-types. This also applies to interfaces and determining which types can implement them.</text:span></text:p>
      <text:p text:style-name="P8"><text:span text:style-name="T10">Sealed classes involve two new keywords — </text:span><text:span text:style-name="Emphasis"><text:span text:style-name="T10">sealed</text:span></text:span><text:span text:style-name="T10"> and </text:span><text:span text:style-name="Emphasis"><text:span text:style-name="T10">permits</text:span></text:span><text:span text:style-name="T10">:</text:span></text:p>
      <text:p text:style-name="P4"><text:span text:style-name="Source_20_Text"><text:span text:style-name="T14">public</text:span></text:span><text:span text:style-name="Source_20_Text"><text:span text:style-name="T12"> </text:span></text:span><text:span text:style-name="Source_20_Text"><text:span text:style-name="T14">abstract</text:span></text:span><text:span text:style-name="Source_20_Text"><text:span text:style-name="T12"> sealed </text:span></text:span><text:span text:style-name="Source_20_Text"><text:span text:style-name="T14">class</text:span></text:span><text:span text:style-name="Source_20_Text"><text:span text:style-name="T12"> </text:span></text:span><text:span text:style-name="Source_20_Text"><text:span text:style-name="T5">Person</text:span></text:span></text:p>
      <text:p text:style-name="P4"><text:span text:style-name="Source_20_Text"><text:span text:style-name="T13"><text:s text:c="4"/></text:span></text:span><text:span text:style-name="Source_20_Text"><text:span text:style-name="T5">permits</text:span></text:span><text:span text:style-name="Source_20_Text"><text:span text:style-name="T12"> </text:span></text:span><text:span text:style-name="Source_20_Text"><text:span text:style-name="T5">Employee</text:span></text:span><text:span text:style-name="Source_20_Text"><text:span text:style-name="T12">, </text:span></text:span><text:span text:style-name="Source_20_Text"><text:span text:style-name="T5">Manager</text:span></text:span><text:span text:style-name="Source_20_Text"><text:span text:style-name="T12"> {</text:span></text:span></text:p>
      <text:p text:style-name="P4"><text:span text:style-name="Source_20_Text"><text:span text:style-name="T13"><text:s/></text:span></text:span></text:p>
      <text:p text:style-name="P4"><text:span text:style-name="Source_20_Text"><text:span text:style-name="T13"><text:s text:c="4"/></text:span></text:span><text:span text:style-name="Source_20_Text"><text:span text:style-name="T16">//...</text:span></text:span></text:p>
      <text:p text:style-name="P5"><text:span text:style-name="Source_20_Text"><text:span text:style-name="T12">}</text:span></text:span></text:p>
      <text:p text:style-name="P8"><text:span text:style-name="T10">In this example, we've declared an </text:span><text:span text:style-name="Emphasis"><text:span text:style-name="T10">abstract</text:span></text:span><text:span text:style-name="T10"> class named </text:span><text:span text:style-name="Emphasis"><text:span text:style-name="T10">Person. </text:span></text:span><text:span text:style-name="T10">We've also specified that the only classes that can extend it are </text:span><text:span text:style-name="Emphasis"><text:span text:style-name="T10">Employee</text:span></text:span><text:span text:style-name="T10"> and </text:span><text:span text:style-name="Emphasis"><text:span text:style-name="T10">Manager</text:span></text:span><text:span text:style-name="T10">. Extending the </text:span><text:span text:style-name="Emphasis"><text:span text:style-name="T10">sealed</text:span></text:span><text:span text:style-name="T10"> class is done just as it is </text:span><text:soft-page-break/><text:span text:style-name="T10">today in Java, using the </text:span><text:span text:style-name="Emphasis"><text:span text:style-name="T10">extends</text:span></text:span><text:span text:style-name="T10"> keyword:</text:span></text:p>
      <text:p text:style-name="P4"><text:span text:style-name="Source_20_Text"><text:span text:style-name="T14">public</text:span></text:span><text:span text:style-name="Source_20_Text"><text:span text:style-name="T12"> </text:span></text:span><text:span text:style-name="Source_20_Text"><text:span text:style-name="T14">final</text:span></text:span><text:span text:style-name="Source_20_Text"><text:span text:style-name="T12"> </text:span></text:span><text:span text:style-name="Source_20_Text"><text:span text:style-name="T14">class</text:span></text:span><text:span text:style-name="Source_20_Text"><text:span text:style-name="T12"> </text:span></text:span><text:span text:style-name="Source_20_Text"><text:span text:style-name="T5">Employee</text:span></text:span><text:span text:style-name="Source_20_Text"><text:span text:style-name="T12"> </text:span></text:span><text:span text:style-name="Source_20_Text"><text:span text:style-name="T14">extends</text:span></text:span><text:span text:style-name="Source_20_Text"><text:span text:style-name="T12"> </text:span></text:span><text:span text:style-name="Source_20_Text"><text:span text:style-name="T5">Person</text:span></text:span><text:span text:style-name="Source_20_Text"><text:span text:style-name="T12"> {</text:span></text:span></text:p>
      <text:p text:style-name="P4"><text:span text:style-name="Source_20_Text"><text:span text:style-name="T12">}</text:span></text:span></text:p>
      <text:p text:style-name="P4"/>
      <text:p text:style-name="P4"><text:span text:style-name="Source_20_Text"><text:span text:style-name="T14">public</text:span></text:span><text:span text:style-name="Source_20_Text"><text:span text:style-name="T12"> non-sealed </text:span></text:span><text:span text:style-name="Source_20_Text"><text:span text:style-name="T14">class</text:span></text:span><text:span text:style-name="Source_20_Text"><text:span text:style-name="T12"> </text:span></text:span><text:span text:style-name="Source_20_Text"><text:span text:style-name="T5">Manager</text:span></text:span><text:span text:style-name="Source_20_Text"><text:span text:style-name="T12"> </text:span></text:span><text:span text:style-name="Source_20_Text"><text:span text:style-name="T14">extends</text:span></text:span><text:span text:style-name="Source_20_Text"><text:span text:style-name="T12"> </text:span></text:span><text:span text:style-name="Source_20_Text"><text:span text:style-name="T5">Person</text:span></text:span><text:span text:style-name="Source_20_Text"><text:span text:style-name="T12"> {</text:span></text:span></text:p>
      <text:p text:style-name="P5"><text:span text:style-name="Source_20_Text"><text:span text:style-name="T12">}</text:span></text:span></text:p>
      <text:p text:style-name="P8"><text:span text:style-name="T10">It's important to note that </text:span><text:span text:style-name="Strong_20_Emphasis"><text:span text:style-name="T11">any class that extends a </text:span></text:span><text:span text:style-name="Strong_20_Emphasis"><text:span text:style-name="Emphasis"><text:span text:style-name="T11">sealed</text:span></text:span></text:span><text:span text:style-name="Strong_20_Emphasis"><text:span text:style-name="T11"> class must itself be declared </text:span></text:span><text:span text:style-name="Strong_20_Emphasis"><text:span text:style-name="Emphasis"><text:span text:style-name="T11">sealed</text:span></text:span></text:span><text:span text:style-name="Strong_20_Emphasis"><text:span text:style-name="T11">, </text:span></text:span><text:span text:style-name="Strong_20_Emphasis"><text:span text:style-name="Emphasis"><text:span text:style-name="T11">non-sealed</text:span></text:span></text:span><text:span text:style-name="Strong_20_Emphasis"><text:span text:style-name="T11">, or </text:span></text:span><text:span text:style-name="Strong_20_Emphasis"><text:span text:style-name="Emphasis"><text:span text:style-name="T11">final</text:span></text:span></text:span><text:span text:style-name="T10">. This ensures the class hierarchy remains finite and known by the compiler.</text:span></text:p>
      <text:p text:style-name="P8"><text:span text:style-name="Strong_20_Emphasis"><text:span text:style-name="T11">This finite and exhaustive hierarchy is one of the great benefits of using </text:span></text:span><text:span text:style-name="Strong_20_Emphasis"><text:span text:style-name="Emphasis"><text:span text:style-name="T11">sealed</text:span></text:span></text:span><text:span text:style-name="Strong_20_Emphasis"><text:span text:style-name="T11"> classes</text:span></text:span><text:span text:style-name="T10">. Let's see an example of this in action:</text:span></text:p>
      <text:p text:style-name="P4"><text:span text:style-name="Source_20_Text"><text:span text:style-name="T14">if</text:span></text:span><text:span text:style-name="Source_20_Text"><text:span text:style-name="T12"> (person </text:span></text:span><text:span text:style-name="Source_20_Text"><text:span text:style-name="T14">instanceof</text:span></text:span><text:span text:style-name="Source_20_Text"><text:span text:style-name="T12"> Employee) {</text:span></text:span></text:p>
      <text:p text:style-name="P4"><text:span text:style-name="Source_20_Text"><text:span text:style-name="T13"><text:s text:c="4"/></text:span></text:span><text:span text:style-name="Source_20_Text"><text:span text:style-name="T14">return</text:span></text:span><text:span text:style-name="Source_20_Text"><text:span text:style-name="T12"> ((Employee) person).getEmployeeId();</text:span></text:span></text:p>
      <text:p text:style-name="P4"><text:span text:style-name="Source_20_Text"><text:span text:style-name="T12">} </text:span></text:span></text:p>
      <text:p text:style-name="P4"><text:span text:style-name="Source_20_Text"><text:span text:style-name="T14">else</text:span></text:span><text:span text:style-name="Source_20_Text"><text:span text:style-name="T12"> </text:span></text:span><text:span text:style-name="Source_20_Text"><text:span text:style-name="T14">if</text:span></text:span><text:span text:style-name="Source_20_Text"><text:span text:style-name="T12"> (person </text:span></text:span><text:span text:style-name="Source_20_Text"><text:span text:style-name="T14">instanceof</text:span></text:span><text:span text:style-name="Source_20_Text"><text:span text:style-name="T12"> Manager) {</text:span></text:span></text:p>
      <text:p text:style-name="P4"><text:span text:style-name="Source_20_Text"><text:span text:style-name="T13"><text:s text:c="4"/></text:span></text:span><text:span text:style-name="Source_20_Text"><text:span text:style-name="T14">return</text:span></text:span><text:span text:style-name="Source_20_Text"><text:span text:style-name="T12"> ((Manager) person).getSupervisorId();</text:span></text:span></text:p>
      <text:p text:style-name="P5"><text:span text:style-name="Source_20_Text"><text:span text:style-name="T12">}</text:span></text:span></text:p>
      <text:p text:style-name="P8"><text:span text:style-name="T10">Without a sealed class,</text:span><text:span text:style-name="Strong_20_Emphasis"><text:span text:style-name="T10"> </text:span></text:span><text:span text:style-name="Strong_20_Emphasis"><text:span text:style-name="T11">the compiler can't reasonably determine that all possible sub-classes are covered</text:span></text:span><text:span text:style-name="T10"> with our</text:span><text:span text:style-name="Emphasis"><text:span text:style-name="T10"> if-else</text:span></text:span><text:span text:style-name="T10"> statements. Without an </text:span><text:span text:style-name="Emphasis"><text:span text:style-name="T10">else</text:span></text:span><text:span text:style-name="T10"> clause at the end, the compiler would likely issue a warning indicating our logic doesn't cover every case.</text:span></text:p>
      <text:h text:style-name="P2" text:outline-level="2">4. Hidden Classes (JEP 371)</text:h>
      <text:section text:style-name="Sect1" text:name="hidden-classes-jep-371">
        <text:p text:style-name="Text_20_body"/>
      </text:section>
      <text:p text:style-name="P8"><text:span text:style-name="T10">A new feature being introduced in Java 15 is known as </text:span><text:a xlink:type="simple" xlink:href="https://openjdk.java.net/jeps/371" text:style-name="Internet_20_link" text:visited-style-name="Visited_20_Internet_20_Link"><text:span text:style-name="T2">hidden classes</text:span></text:a><text:span text:style-name="T10">. While most developers won't find a direct benefit from them, anyone who works with dynamic bytecode or JVM languages will likely find them useful.</text:span></text:p>
      <text:p text:style-name="P8"><text:span text:style-name="Strong_20_Emphasis"><text:span text:style-name="T11">The goal of hidden classes is to allow the runtime creation of classes that are not discoverable</text:span></text:span><text:span text:style-name="T10">. This means they cannot be linked by other classes, nor can they be discovered via </text:span><text:a xlink:type="simple" xlink:href="https://www.baeldung.com/java-reflection" text:style-name="Internet_20_link" text:visited-style-name="Visited_20_Internet_20_Link"><text:span text:style-name="T2">reflection</text:span></text:a><text:span text:style-name="T10">. Classes such as these typically have a short lifecycle, and thus, hidden classes are designed to be efficient with both loading and unloading.</text:span></text:p>
      <text:p text:style-name="P8"><text:span text:style-name="T10">Note that current versions of Java do allow for the creation of anonymous classes similar to hidden classes. However, they rely on the </text:span><text:a xlink:type="simple" xlink:href="https://www.baeldung.com/java-unsafe" text:style-name="Internet_20_link" text:visited-style-name="Visited_20_Internet_20_Link"><text:span text:style-name="Emphasis"><text:span text:style-name="T2">Unsafe</text:span></text:span></text:a><text:span text:style-name="T10"> API. Hidden classes have no such dependency.</text:span></text:p>
      <text:h text:style-name="P2" text:outline-level="2"><text:soft-page-break/>5. Pattern Matching Type Checks (JEP 375)</text:h>
      <text:section text:style-name="Sect1" text:name="pattern-matching-type-checks-jep-375">
        <text:p text:style-name="Text_20_body"/>
      </text:section>
      <text:p text:style-name="P8"><text:span text:style-name="T10">The </text:span><text:a xlink:type="simple" xlink:href="https://openjdk.java.net/jeps/375" text:style-name="Internet_20_link" text:visited-style-name="Visited_20_Internet_20_Link"><text:span text:style-name="T2">pattern matching feature</text:span></text:a><text:span text:style-name="T10"> was previewed in Java 14, and Java 15 aims to continue its preview status with no new enhancements.</text:span></text:p>
      <text:p text:style-name="P8"><text:span text:style-name="T10">As a review, the goal of this feature is to remove a lot of boilerplate code that typically comes with the </text:span><text:span text:style-name="Emphasis"><text:span text:style-name="T10">instanceof</text:span></text:span><text:span text:style-name="T10"> operator:</text:span></text:p>
      <text:p text:style-name="P4"><text:span text:style-name="Source_20_Text"><text:span text:style-name="T14">if</text:span></text:span><text:span text:style-name="Source_20_Text"><text:span text:style-name="T12"> (person </text:span></text:span><text:span text:style-name="Source_20_Text"><text:span text:style-name="T14">instanceof</text:span></text:span><text:span text:style-name="Source_20_Text"><text:span text:style-name="T12"> Employee) {</text:span></text:span></text:p>
      <text:p text:style-name="P4"><text:span text:style-name="Source_20_Text"><text:span text:style-name="T13"><text:s text:c="4"/></text:span></text:span><text:span text:style-name="Source_20_Text"><text:span text:style-name="T12">Employee employee = (Employee) person;</text:span></text:span></text:p>
      <text:p text:style-name="P4"><text:span text:style-name="Source_20_Text"><text:span text:style-name="T13"><text:s text:c="4"/></text:span></text:span><text:span text:style-name="Source_20_Text"><text:span text:style-name="T12">Date hireDate = employee.getHireDate();</text:span></text:span></text:p>
      <text:p text:style-name="P4"><text:span text:style-name="Source_20_Text"><text:span text:style-name="T13"><text:s text:c="4"/></text:span></text:span><text:span text:style-name="Source_20_Text"><text:span text:style-name="T16">//...</text:span></text:span></text:p>
      <text:p text:style-name="P5"><text:span text:style-name="Source_20_Text"><text:span text:style-name="T12">}</text:span></text:span></text:p>
      <text:p text:style-name="P7">This is a very common pattern in Java. Whenever we check if a variable is a certain type, we almost always follow it with a cast to that type.</text:p>
      <text:p text:style-name="P8"><text:span text:style-name="T10">The pattern matching feature simplifies this by introducing a new </text:span><text:span text:style-name="Emphasis"><text:span text:style-name="T10">binding variable</text:span></text:span><text:span text:style-name="T10">:</text:span></text:p>
      <text:p text:style-name="P4"><text:span text:style-name="Source_20_Text"><text:span text:style-name="T14">if</text:span></text:span><text:span text:style-name="Source_20_Text"><text:span text:style-name="T12"> (person </text:span></text:span><text:span text:style-name="Source_20_Text"><text:span text:style-name="T14">instanceof</text:span></text:span><text:span text:style-name="Source_20_Text"><text:span text:style-name="T12"> Employee employee) {</text:span></text:span></text:p>
      <text:p text:style-name="P4"><text:span text:style-name="Source_20_Text"><text:span text:style-name="T13"><text:s text:c="4"/></text:span></text:span><text:span text:style-name="Source_20_Text"><text:span text:style-name="T12">Date hireDate = employee.getHireDate();</text:span></text:span></text:p>
      <text:p text:style-name="P4"><text:span text:style-name="Source_20_Text"><text:span text:style-name="T13"><text:s text:c="4"/></text:span></text:span><text:span text:style-name="Source_20_Text"><text:span text:style-name="T16">//...</text:span></text:span></text:p>
      <text:p text:style-name="P5"><text:span text:style-name="Source_20_Text"><text:span text:style-name="T12">}</text:span></text:span></text:p>
      <text:p text:style-name="P8"><text:span text:style-name="T10">Notice how we provide a new variable name, </text:span><text:span text:style-name="Emphasis"><text:span text:style-name="T10">employee</text:span></text:span><text:span text:style-name="T10">, as part of the type check. If the type check is </text:span><text:span text:style-name="Emphasis"><text:span text:style-name="T10">true</text:span></text:span><text:span text:style-name="T10">, then </text:span><text:span text:style-name="Strong_20_Emphasis"><text:span text:style-name="T11">the JVM automatically casts the variable for us and assigns the result to the new binding variable</text:span></text:span><text:span text:style-name="T10">.</text:span></text:p>
      <text:p text:style-name="P7">We can also combine the new binding variable with conditional statements:</text:p>
      <text:p text:style-name="P4"><text:span text:style-name="Source_20_Text"><text:span text:style-name="T14">if</text:span></text:span><text:span text:style-name="Source_20_Text"><text:span text:style-name="T12"> (person </text:span></text:span><text:span text:style-name="Source_20_Text"><text:span text:style-name="T14">instanceof</text:span></text:span><text:span text:style-name="Source_20_Text"><text:span text:style-name="T12"> Employee employee &amp;&amp; employee.getYearsOfService() &gt; </text:span></text:span><text:span text:style-name="Source_20_Text"><text:span text:style-name="T15">5</text:span></text:span><text:span text:style-name="Source_20_Text"><text:span text:style-name="T12">) {</text:span></text:span></text:p>
      <text:p text:style-name="P4"><text:span text:style-name="Source_20_Text"><text:span text:style-name="T13"><text:s text:c="4"/></text:span></text:span><text:span text:style-name="Source_20_Text"><text:span text:style-name="T16">//...</text:span></text:span></text:p>
      <text:p text:style-name="P5"><text:span text:style-name="Source_20_Text"><text:span text:style-name="T12">}</text:span></text:span></text:p>
      <text:p text:style-name="P8"><text:span text:style-name="T10">In future Java versions, the goal is to expand pattern matching to other language features such as </text:span><text:span text:style-name="Emphasis"><text:span text:style-name="T10">switch</text:span></text:span><text:span text:style-name="T10"> statements.</text:span></text:p>
      <text:h text:style-name="P11" text:outline-level="2"><text:soft-page-break/><text:span text:style-name="T9">6. Foreign Memory API (JEP 383)</text:span></text:h>
      <text:section text:style-name="Sect1" text:name="foreign-memory-api-jep-383">
        <text:p text:style-name="Text_20_body"/>
      </text:section>
      <text:p text:style-name="P8"><text:a xlink:type="simple" xlink:href="https://openjdk.java.net/jeps/383" text:style-name="Internet_20_link" text:visited-style-name="Visited_20_Internet_20_Link"><text:span text:style-name="T2">Foreign memory access</text:span></text:a><text:span text:style-name="T10"> is already an incubating feature of Java 14. In Java 15, the goal is to continue its incubation status while adding several new features:</text:span></text:p>
      <text:list xml:id="list550563959" text:style-name="L3">
        <text:list-item>
          <text:p text:style-name="P16">A new <text:span text:style-name="T17">VarHandle</text:span> API, to customize memory access var handles</text:p>
        </text:list-item>
        <text:list-item>
          <text:p text:style-name="P16">Support for parallel processing of a memory segment using the <text:span text:style-name="T17">Spliterator</text:span> interface</text:p>
        </text:list-item>
        <text:list-item>
          <text:p text:style-name="P16">Enhanced support for <text:span text:style-name="Emphasis">mapped</text:span> memory segments</text:p>
        </text:list-item>
        <text:list-item>
          <text:p text:style-name="P16">Ability to manipulate and dereference addresses coming from things like native calls</text:p>
        </text:list-item>
      </text:list>
      <text:p text:style-name="P7">Foreign memory generally refers to memory that lives outside the managed JVM heap. Because of this, it's not subject to garbage collection and can typically handle incredibly large memory segments.</text:p>
      <text:p text:style-name="P7">While these new APIs likely won't impact most developers directly, they will provide a lot of value to third-party libraries that deal with foreign memory. This includes distributed caches, denormalized document stores, large arbitrary byte buffers, memory-mapped files, and more.</text:p>
      <text:h text:style-name="P2" text:outline-level="2">7. Garbage Collectors</text:h>
      <text:section text:style-name="Sect1" text:name="garbage-collectors">
        <text:p text:style-name="Text_20_body"/>
      </text:section>
      <text:p text:style-name="P8"><text:span text:style-name="Strong_20_Emphasis"><text:span text:style-name="T11">In Java 15, both </text:span></text:span><text:a xlink:type="simple" xlink:href="https://www.baeldung.com/jvm-zgc-garbage-collector" text:style-name="Internet_20_link" text:visited-style-name="Visited_20_Internet_20_Link"><text:span text:style-name="Strong_20_Emphasis"><text:span text:style-name="T3">ZGC</text:span></text:span></text:a><text:span text:style-name="Strong_20_Emphasis"><text:span text:style-name="T11"> (JEP 377) and Shenandoah (JEP 379) will be no longer be experimental</text:span></text:span><text:span text:style-name="T10">. Both will be supported configurations that teams can opt to use, while the G1 collector will remain the default.</text:span></text:p>
      <text:p text:style-name="P7">Both were previously available using experimental feature flags. This approach allows developers to test the new garbage collectors and submit feedback without downloading a separate JDK or add-on.</text:p>
      <text:p text:style-name="P8"><text:span text:style-name="T10">One note on </text:span><text:a xlink:type="simple" xlink:href="https://openjdk.java.net/jeps/379" text:style-name="Internet_20_link" text:visited-style-name="Visited_20_Internet_20_Link"><text:span text:style-name="T2">Shenandoah</text:span></text:a><text:span text:style-name="T10">: it isn't available from all vendor JDKs — most notably, Oracle JDK doesn't include it.</text:span></text:p>
      <text:h text:style-name="P2" text:outline-level="2">8. Other Changes</text:h>
      <text:section text:style-name="Sect1" text:name="other-changes">
        <text:p text:style-name="Text_20_body"/>
      </text:section>
      <text:p text:style-name="P7">There are several other noteworthy changes in Java 15.</text:p>
      <text:p text:style-name="P8"><text:span text:style-name="T10">After multiple rounds of previews in Java 13 and 14, </text:span><text:a xlink:type="simple" xlink:href="https://www.baeldung.com/java-text-blocks" text:style-name="Internet_20_link" text:visited-style-name="Visited_20_Internet_20_Link"><text:span text:style-name="T2">text blocks</text:span></text:a><text:span text:style-name="T10"> will be a fully supported product </text:span><text:soft-page-break/><text:span text:style-name="T10">feature in Java 15.</text:span></text:p>
      <text:p text:style-name="P8"><text:a xlink:type="simple" xlink:href="https://www.baeldung.com/java-14-nullpointerexception" text:style-name="Internet_20_link" text:visited-style-name="Visited_20_Internet_20_Link"><text:span text:style-name="T2">Helpful null pointer exceptions</text:span></text:a><text:span text:style-name="T10">, originally delivered in Java 14 under JEP 358, are now enabled by default.</text:span></text:p>
      <text:p text:style-name="P8"><text:span text:style-name="T10">The legacy </text:span><text:span text:style-name="Emphasis"><text:span text:style-name="T10">DatagramSocket</text:span></text:span><text:span text:style-name="T10"> API has been rewritten. This is a follow-on to a rewrite in Java 14 of the </text:span><text:span text:style-name="Emphasis"><text:span text:style-name="T10">Socket</text:span></text:span><text:span text:style-name="T10"> API. While it won't impact most developers, it is interesting as it's a prerequisite for </text:span><text:a xlink:type="simple" xlink:href="https://www.baeldung.com/openjdk-project-loom" text:style-name="Internet_20_link" text:visited-style-name="Visited_20_Internet_20_Link"><text:span text:style-name="T2">Project Loom</text:span></text:a><text:span text:style-name="T10">.</text:span></text:p>
      <text:p text:style-name="P7">Also of note, Java 15 includes cryptographic support for Edwards-Curve Digital Signature Algorithm. EdDSA is a modern elliptic curve signature scheme that has several advantages over the existing signature schemes in the JDK.</text:p>
      <text:p text:style-name="P7">Finally, several things have been deprecated in Java 15. Biased locking, Solaris/SPARC ports, and RMI Activation are all removed or scheduled for removal in a future release.</text:p>
      <text:p text:style-name="P7">Of note, The Nashorn JavaScript engine, originally introduced in Java 8, is now removed. With the introduction of GraalVM and other VM technologies recently, it's clear Nashorn no longer has a place in the JDK ecosystem.</text:p>
      <text:h text:style-name="P2" text:outline-level="2">9. Conclusion</text:h>
      <text:section text:style-name="Sect1" text:name="conclusion">
        <text:p text:style-name="Text_20_body"/>
      </text:section>
      <text:p text:style-name="P8"><text:span text:style-name="T10">Java 15 builds on several features of past releases, including records, text blocks, new garbage collection algorithms, and more. </text:span><text:span text:style-name="Strong_20_Emphasis"><text:span text:style-name="T11">It also adds new preview features, including sealed classes and hidden classes</text:span></text:span><text:span text:style-name="T10">.</text:span></text:p>
      <text:p text:style-name="P7">As Java 15 is not a long-term-support release, we can expect support for it to end in March 2021. At that time, we can look forward to Java 16, followed soon after with a new long-term-support version in Java 17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4:58:31.357000000</dc:date>
    <meta:editing-duration>PT29M36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7" meta:paragraph-count="116" meta:word-count="1568" meta:character-count="9637" meta:non-whitespace-character-count="8046"/>
  </office:meta>
</office:document-meta>
</file>